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oto Sans Mono2" svg:font-family="'Noto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Nastaliq Urdu" svg:font-family="'Noto Nastaliq Urdu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1" svg:font-family="'Noto Sans Mono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19.98mm"/>
    </style:style>
    <style:style style:name="co3" style:family="table-column">
      <style:table-column-properties fo:break-before="auto" style:column-width="30.57mm"/>
    </style:style>
    <style:style style:name="co4" style:family="table-column">
      <style:table-column-properties fo:break-before="auto" style:column-width="72.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6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style:cell-protect="none" style:print-content="true" style:vertical-align="midd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Noto Sans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 style:data-style-name="N116">
      <style:table-cell-properties style:vertical-align="middle"/>
    </style:style>
    <style:style style:name="ce19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 Each</text:p>
          </table:table-cell>
          <table:table-cell table:style-name="ce1" office:value-type="string" calcext:value-type="string">
            <text:p>Price Pack</text:p>
          </table:table-cell>
          <table:table-cell table:style-name="ce1" office:value-type="string" calcext:value-type="string">
            <text:p>Price/Board</text:p>
          </table:table-cell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32U4-AU</text:p>
          </table:table-cell>
          <table:table-cell table:style-name="ce7" office:value-type="string" calcext:value-type="string">
            <text:p>TQFP-44</text:p>
          </table:table-cell>
          <table:table-cell table:style-name="ce15" office:value-type="string" calcext:value-type="string">
            <text:p><text:a xlink:href="https://za.rs-online.com/web/p/microcontrollers/1772992/" xlink:type="simple">177-2992</text:a></text:p>
          </table:table-cell>
          <table:table-cell table:style-name="ce18" office:value-type="currency" office:currency="ZAR" office:value="76.021" calcext:value-type="currency">
            <text:p>R 76,02</text:p>
          </table:table-cell>
          <table:table-cell table:style-name="ce18" office:value-type="currency" office:currency="ZAR" office:value="152.042" calcext:value-type="currency">
            <text:p>R 152,04</text:p>
          </table:table-cell>
          <table:table-cell table:style-name="ce18" table:formula="of:=[.F2]*[.B2]" office:value-type="currency" office:currency="ZAR" office:value="76.021" calcext:value-type="currency">
            <text:p>R 76,02</text:p>
          </table:table-cell>
        </table:table-row>
        <table:table-row table:style-name="ro2">
          <table:table-cell table:style-name="ce2" office:value-type="string" calcext:value-type="string">
            <text:p>Y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MHz</text:p>
          </table:table-cell>
          <table:table-cell table:style-name="ce7" office:value-type="string" calcext:value-type="string">
            <text:p>4-Pin 5mm x 3.2mm (Pin 2 &amp; 4 GND)</text:p>
          </table:table-cell>
          <table:table-cell table:style-name="ce15" office:value-type="string" calcext:value-type="string">
            <text:p><text:a xlink:href="https://za.rs-online.com/web/p/crystal-units/7753701/" xlink:type="simple">775-3701</text:a></text:p>
          </table:table-cell>
          <table:table-cell table:style-name="ce18" office:value-type="currency" office:currency="ZAR" office:value="17.82" calcext:value-type="currency">
            <text:p>R 17,82</text:p>
          </table:table-cell>
          <table:table-cell table:style-name="ce18" office:value-type="currency" office:currency="ZAR" office:value="89.1" calcext:value-type="currency">
            <text:p>R 89,10</text:p>
          </table:table-cell>
          <table:table-cell table:style-name="ce18" table:formula="of:=[.F3]*[.B3]" office:value-type="currency" office:currency="ZAR" office:value="17.82" calcext:value-type="currency">
            <text:p>R 17,82</text:p>
          </table:table-cell>
        </table:table-row>
        <table:table-row table:style-name="ro2">
          <table:table-cell table:style-name="ce2" office:value-type="string" calcext:value-type="string">
            <text:p>C7 C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0pF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ceramic-multilayer-capacitors/1464360/" xlink:type="simple">146-4360</text:a></text:p>
          </table:table-cell>
          <table:table-cell table:style-name="ce18" office:value-type="currency" office:currency="ZAR" office:value="4.36" calcext:value-type="currency">
            <text:p>R 4,36</text:p>
          </table:table-cell>
          <table:table-cell table:style-name="ce18" office:value-type="currency" office:currency="ZAR" office:value="21.8" calcext:value-type="currency">
            <text:p>R 21,80</text:p>
          </table:table-cell>
          <table:table-cell table:style-name="ce18" table:formula="of:=[.F4]*[.B4]" office:value-type="currency" office:currency="ZAR" office:value="8.72" calcext:value-type="currency">
            <text:p>R 8,72</text:p>
          </table:table-cell>
        </table:table-row>
        <table:table-row table:style-name="ro2">
          <table:table-cell table:style-name="ce2" office:value-type="string" calcext:value-type="string">
            <text:p>D1 – D6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1N4148</text:p>
          </table:table-cell>
          <table:table-cell table:style-name="ce7" office:value-type="string" calcext:value-type="string">
            <text:p>SOD-123</text:p>
          </table:table-cell>
          <table:table-cell table:style-name="ce15" office:value-type="string" calcext:value-type="string">
            <text:p><text:a xlink:href="https://za.rs-online.com/web/p/switching-diodes/7003671/" xlink:type="simple">700-3671</text:a></text:p>
          </table:table-cell>
          <table:table-cell table:style-name="ce18" office:value-type="currency" office:currency="ZAR" office:value="0.703" calcext:value-type="currency">
            <text:p>R 0,70</text:p>
          </table:table-cell>
          <table:table-cell table:style-name="ce18" office:value-type="currency" office:currency="ZAR" office:value="70.3" calcext:value-type="currency">
            <text:p>R 70,30</text:p>
          </table:table-cell>
          <table:table-cell table:style-name="ce18" table:formula="of:=[.F5]*[.B5]" office:value-type="currency" office:currency="ZAR" office:value="43.586" calcext:value-type="currency">
            <text:p>R 43,59</text:p>
          </table:table-cell>
        </table:table-row>
        <table:table-row table:style-name="ro2">
          <table:table-cell table:style-name="ce3" office:value-type="string" calcext:value-type="string">
            <text:p>R1 R2</text:p>
          </table:table-cell>
          <table:table-cell table:style-name="ce3" office:value-type="string" calcext:value-type="string">
            <text:p>2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surface-mount-fixed-resistors/0565948/" xlink:type="simple">565-948</text:a></text:p>
          </table:table-cell>
          <table:table-cell table:style-name="ce18" office:value-type="currency" office:currency="ZAR" office:value="2.68" calcext:value-type="currency">
            <text:p>R 2,68</text:p>
          </table:table-cell>
          <table:table-cell table:style-name="ce18" office:value-type="currency" office:currency="ZAR" office:value="13.4" calcext:value-type="currency">
            <text:p>R 13,40</text:p>
          </table:table-cell>
          <table:table-cell table:style-name="ce18" table:formula="of:=[.F6]*[.B6]" office:value-type="currency" office:currency="ZAR" office:value="5.36" calcext:value-type="currency">
            <text:p>R 5,36</text:p>
          </table:table-cell>
        </table:table-row>
        <table:table-row table:style-name="ro3">
          <table:table-cell table:style-name="ce4" office:value-type="string" calcext:value-type="string">
            <text:p>C2 C3 C4 C5 C6 C9 C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00n</text:p>
          </table:table-cell>
          <table:table-cell table:style-name="ce7" office:value-type="string" calcext:value-type="string">
            <text:p>0805</text:p>
          </table:table-cell>
          <table:table-cell table:style-name="ce16" office:value-type="string" calcext:value-type="string">
            <text:p><text:a xlink:href="https://za.rs-online.com/web/p/ceramic-multilayer-capacitors/6480979/" xlink:type="simple">648-0979</text:a></text:p>
          </table:table-cell>
          <table:table-cell table:style-name="ce18" office:value-type="currency" office:currency="ZAR" office:value="0.881" calcext:value-type="currency">
            <text:p>R 0,88</text:p>
          </table:table-cell>
          <table:table-cell table:style-name="ce18" office:value-type="currency" office:currency="ZAR" office:value="8.81" calcext:value-type="currency">
            <text:p>R 8,81</text:p>
          </table:table-cell>
          <table:table-cell table:style-name="ce18" table:formula="of:=[.F7]*[.B7]" office:value-type="currency" office:currency="ZAR" office:value="6.167" calcext:value-type="currency">
            <text:p>R 6,17</text:p>
          </table:table-cell>
        </table:table-row>
        <table:table-row table:style-name="ro2">
          <table:table-cell table:style-name="ce2" office:value-type="string" calcext:value-type="string">
            <text:p>RESET_SW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_Push</text:p>
          </table:table-cell>
          <table:table-cell table:style-name="ce7" office:value-type="string" calcext:value-type="string">
            <text:p>B3U-1100P</text:p>
          </table:table-cell>
          <table:table-cell table:style-name="ce16" office:value-type="string" calcext:value-type="string">
            <text:p><text:a xlink:href="https://za.rs-online.com/web/p/tactile-switches/6821421/" xlink:type="simple">682-1421</text:a></text:p>
          </table:table-cell>
          <table:table-cell table:style-name="ce18" office:value-type="currency" office:currency="ZAR" office:value="18.3563" calcext:value-type="currency">
            <text:p>R 18,36</text:p>
          </table:table-cell>
          <table:table-cell table:style-name="ce18" office:value-type="currency" office:currency="ZAR" office:value="91.7815" calcext:value-type="currency">
            <text:p>R 91,78</text:p>
          </table:table-cell>
          <table:table-cell table:style-name="ce18" table:formula="of:=[.F8]*[.B8]" office:value-type="currency" office:currency="ZAR" office:value="18.3563" calcext:value-type="currency">
            <text:p>R 18,36</text:p>
          </table:table-cell>
        </table:table-row>
        <table:table-row table:style-name="ro2">
          <table:table-cell table:style-name="ce3" office:value-type="string" calcext:value-type="string">
            <text:p>R3 R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22R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surface-mount-fixed-resistors/8101987/" xlink:type="simple">810-1987</text:a></text:p>
          </table:table-cell>
          <table:table-cell table:style-name="ce18" office:value-type="currency" office:currency="ZAR" office:value="0.408" calcext:value-type="currency">
            <text:p>R 0,41</text:p>
          </table:table-cell>
          <table:table-cell table:style-name="ce18" office:value-type="currency" office:currency="ZAR" office:value="40.8" calcext:value-type="currency">
            <text:p>R 40,80</text:p>
          </table:table-cell>
          <table:table-cell table:style-name="ce18" table:formula="of:=[.F9]*[.B9]" office:value-type="currency" office:currency="ZAR" office:value="0.816" calcext:value-type="currency">
            <text:p>R 0,82</text:p>
          </table:table-cell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B_Micro</text:p>
          </table:table-cell>
          <table:table-cell table:style-name="ce7" office:value-type="string" calcext:value-type="string">
            <text:p>USB Micro-B Molex-105017-0001</text:p>
          </table:table-cell>
          <table:table-cell table:style-name="ce15" office:value-type="string" calcext:value-type="string">
            <text:p><text:a xlink:href="https://za.rs-online.com/web/p/micro-usb-connectors/8486764/" xlink:type="simple">848-6764</text:a></text:p>
          </table:table-cell>
          <table:table-cell table:style-name="ce18" office:value-type="currency" office:currency="ZAR" office:value="7.296" calcext:value-type="currency">
            <text:p>R 7,30</text:p>
          </table:table-cell>
          <table:table-cell table:style-name="ce18" office:value-type="currency" office:currency="ZAR" office:value="36.48" calcext:value-type="currency">
            <text:p>R 36,48</text:p>
          </table:table-cell>
          <table:table-cell table:style-name="ce18" table:formula="of:=[.F10]*[.B10]" office:value-type="currency" office:currency="ZAR" office:value="7.296" calcext:value-type="currency">
            <text:p>R 7,30</text:p>
          </table:table-cell>
        </table:table-row>
        <table:table-row table:style-name="ro2">
          <table:table-cell table:style-name="ce2" office:value-type="string" calcext:value-type="string">
            <text:p>FB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rite_Bead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ferrite-beads/7241536/" xlink:type="simple">724-1536</text:a></text:p>
          </table:table-cell>
          <table:table-cell table:style-name="ce18" office:value-type="currency" office:currency="ZAR" office:value="0.348" calcext:value-type="currency">
            <text:p>R 0,35</text:p>
          </table:table-cell>
          <table:table-cell table:style-name="ce18" office:value-type="currency" office:currency="ZAR" office:value="8.7" calcext:value-type="currency">
            <text:p>R 8,70</text:p>
          </table:table-cell>
          <table:table-cell table:style-name="ce18" table:formula="of:=[.F11]*[.B11]" office:value-type="currency" office:currency="ZAR" office:value="0.348" calcext:value-type="currency">
            <text:p>R 0,35</text:p>
          </table:table-cell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MSMF050-2</text:p>
          </table:table-cell>
          <table:table-cell table:style-name="ce7" office:value-type="string" calcext:value-type="string">
            <text:p>1812</text:p>
          </table:table-cell>
          <table:table-cell table:style-name="ce8" office:value-type="string" calcext:value-type="string">
            <text:p><text:a xlink:href="https://za.rs-online.com/web/p/resettable-surface-mount-fuses/6478156/" xlink:type="simple">647-8156</text:a></text:p>
          </table:table-cell>
          <table:table-cell table:style-name="ce18" office:value-type="currency" office:currency="ZAR" office:value="5.259" calcext:value-type="currency">
            <text:p>R 5,26</text:p>
          </table:table-cell>
          <table:table-cell table:style-name="ce18" office:value-type="currency" office:currency="ZAR" office:value="52.59" calcext:value-type="currency">
            <text:p>R 52,59</text:p>
          </table:table-cell>
          <table:table-cell table:style-name="ce18" table:formula="of:=[.F12]*[.B12]" office:value-type="currency" office:currency="ZAR" office:value="5.259" calcext:value-type="currency">
            <text:p>R 5,26</text:p>
          </table:table-cell>
        </table:table-row>
        <table:table-row table:style-name="ro2">
          <table:table-cell table:style-name="ce2" office:value-type="string" calcext:value-type="string">
            <text:p>C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uF</text:p>
          </table:table-cell>
          <table:table-cell table:style-name="ce7" office:value-type="string" calcext:value-type="string">
            <text:p>0805</text:p>
          </table:table-cell>
          <table:table-cell table:style-name="ce15" office:value-type="string" calcext:value-type="string">
            <text:p><text:a xlink:href="https://za.rs-online.com/web/p/ceramic-multilayer-capacitors/6911177/" xlink:type="simple">691-1177</text:a></text:p>
          </table:table-cell>
          <table:table-cell table:style-name="ce18" office:value-type="currency" office:currency="ZAR" office:value="1.435" calcext:value-type="currency">
            <text:p>R 1,44</text:p>
          </table:table-cell>
          <table:table-cell table:style-name="ce18" office:value-type="currency" office:currency="ZAR" office:value="35.875" calcext:value-type="currency">
            <text:p>R 35,88</text:p>
          </table:table-cell>
          <table:table-cell table:style-name="ce18" table:formula="of:=[.F13]*[.B13]" office:value-type="currency" office:currency="ZAR" office:value="1.435" calcext:value-type="currency">
            <text:p>R 1,44</text:p>
          </table:table-cell>
        </table:table-row>
        <table:table-row table:style-name="ro2">
          <table:table-cell table:style-name="ce2" office:value-type="string" calcext:value-type="string">
            <text:p>J1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der</text:p>
          </table:table-cell>
          <table:table-cell table:style-name="ce7" office:value-type="string" calcext:value-type="string">
            <text:p>2x3 Header 2.54mm Pitch Vertical</text:p>
          </table:table-cell>
          <table:table-cell table:style-name="ce15" office:value-type="string" calcext:value-type="string">
            <text:p><text:a xlink:href="https://za.rs-online.com/web/p/pcb-headers/2518137/" xlink:type="simple">251-8137</text:a></text:p>
          </table:table-cell>
          <table:table-cell table:style-name="ce18" office:value-type="currency" office:currency="ZAR" office:value="0.902" calcext:value-type="currency">
            <text:p>R 0,90</text:p>
          </table:table-cell>
          <table:table-cell table:style-name="ce18" office:value-type="currency" office:currency="ZAR" office:value="22.55" calcext:value-type="currency">
            <text:p>R 22,55</text:p>
          </table:table-cell>
          <table:table-cell table:style-name="ce18" table:formula="of:=[.F14]*[.B14]" office:value-type="currency" office:currency="ZAR" office:value="0.902" calcext:value-type="currency">
            <text:p>R 0,90</text:p>
          </table:table-cell>
        </table:table-row>
        <table:table-row table:style-name="ro2">
          <table:table-cell table:style-name="ce2" office:value-type="string" calcext:value-type="string">
            <text:p>C1 C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u Tant</text:p>
          </table:table-cell>
          <table:table-cell table:style-name="ce7" office:value-type="string" calcext:value-type="string">
            <text:p>1206</text:p>
          </table:table-cell>
          <table:table-cell table:style-name="ce15" office:value-type="string" calcext:value-type="string">
            <text:p><text:a xlink:href="https://za.rs-online.com/web/p/tantalum-capacitors/1360140/" xlink:type="simple">136-0140</text:a></text:p>
          </table:table-cell>
          <table:table-cell table:style-name="ce18" office:value-type="currency" office:currency="ZAR" office:value="2.462" calcext:value-type="currency">
            <text:p>R 2,46</text:p>
          </table:table-cell>
          <table:table-cell table:style-name="ce18" office:value-type="currency" office:currency="ZAR" office:value="49.24" calcext:value-type="currency">
            <text:p>R 49,24</text:p>
          </table:table-cell>
          <table:table-cell table:style-name="ce18" table:formula="of:=[.F15]*[.B15]" office:value-type="currency" office:currency="ZAR" office:value="4.924" calcext:value-type="currency">
            <text:p>R 4,92</text:p>
          </table:table-cell>
        </table:table-row>
        <table:table-row table:style-name="ro2">
          <table:table-cell table:style-name="ce2" office:value-type="string" calcext:value-type="string">
            <text:p>SW1 – SW6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lear</text:p>
          </table:table-cell>
          <table:table-cell table:style-name="ce7" office:value-type="string" calcext:value-type="string">
            <text:p>CHERRY MX</text:p>
          </table:table-cell>
          <table:table-cell table:style-name="ce15" office:value-type="string" calcext:value-type="string">
            <text:p><text:a xlink:href="https://www.mouser.co.za/ProductDetail/CHERRY/MX1A-C1NW?qs=sGAEpiMZZMvxtGF7dlGNptIC%2FKL9ww5fLLaxjuPC3IY%3D" xlink:type="simple">MX1A-C1NW</text:a></text:p>
          </table:table-cell>
          <table:table-cell table:style-name="ce18" office:value-type="currency" office:currency="ZAR" office:value="12.87" calcext:value-type="currency">
            <text:p>R 12,87</text:p>
          </table:table-cell>
          <table:table-cell table:style-name="ce18" office:value-type="currency" office:currency="ZAR" office:value="836.45" calcext:value-type="currency">
            <text:p>R 836,45</text:p>
          </table:table-cell>
          <table:table-cell table:style-name="ce18" table:formula="of:=[.F16]*[.B16]" office:value-type="currency" office:currency="ZAR" office:value="785.07" calcext:value-type="currency">
            <text:p>R 785,07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60_PCB</text:p>
          </table:table-cell>
          <table:table-cell table:number-columns-repeated="2"/>
          <table:table-cell table:style-name="ce19" office:value-type="currency" office:currency="ZAR" office:value="137.82" calcext:value-type="currency">
            <text:p>R 137,82</text:p>
          </table:table-cell>
          <table:table-cell table:style-name="ce19" office:value-type="currency" office:currency="ZAR" office:value="689.07" calcext:value-type="currency">
            <text:p>R 689,07</text:p>
          </table:table-cell>
          <table:table-cell table:style-name="ce18" table:formula="of:=[.F17]*[.B17]" office:value-type="currency" office:currency="ZAR" office:value="137.82" calcext:value-type="currency">
            <text:p>R 137,82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number-columns-repeated="2"/>
          <table:table-cell table:style-name="ce18" table:formula="of:=[.F18]*[.B18]" office:value-type="currency" office:currency="ZAR" office:value="0" calcext:value-type="currency">
            <text:p>R 0,00</text:p>
          </table:table-cell>
        </table:table-row>
        <table:table-row table:style-name="ro1">
          <table:table-cell office:value-type="string" calcext:value-type="string">
            <text:p>USB-C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number-columns-repeated="2"/>
          <table:table-cell table:style-name="ce18" table:formula="of:=[.F19]*[.B19]" office:value-type="currency" office:currency="ZAR" office:value="0" calcext:value-type="currency">
            <text:p>R 0,00</text:p>
          </table:table-cell>
        </table:table-row>
        <table:table-row table:style-name="ro1">
          <table:table-cell office:value-type="string" calcext:value-type="string">
            <text:p>Keycaps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ce19" table:number-columns-repeated="2"/>
          <table:table-cell table:style-name="ce18" table:formula="of:=[.F20]*[.B20]" office:value-type="currency" office:currency="ZAR" office:value="0" calcext:value-type="currency">
            <text:p>R 0,00</text:p>
          </table:table-cell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4"/>
          <table:table-cell table:style-name="ce19" table:number-columns-repeated="2"/>
          <table:table-cell table:style-name="ce18" table:formula="of:=[.F21]*[.B21]" office:value-type="currency" office:currency="ZAR" office:value="0" calcext:value-type="currency">
            <text:p>R 0,00</text:p>
          </table:table-cell>
        </table:table-row>
        <table:table-row table:style-name="ro1">
          <table:table-cell table:number-columns-repeated="7"/>
          <table:table-cell table:style-name="ce18"/>
        </table:table-row>
        <table:table-row table:style-name="ro1">
          <table:table-cell table:number-columns-repeated="6"/>
          <table:table-cell table:style-name="ce19" table:formula="of:=SUM([.G2:.G21])" office:value-type="currency" office:currency="ZAR" office:value="2218.9885" calcext:value-type="currency">
            <text:p>R 2 218,99</text:p>
          </table:table-cell>
          <table:table-cell table:style-name="ce19" table:formula="of:=SUM([.H2:.H21])" office:value-type="currency" office:currency="ZAR" office:value="1119.9003" calcext:value-type="currency">
            <text:p>R 1 119,90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oto Sans Mono2" svg:font-family="'Noto Sans Mon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Nastaliq Urdu" svg:font-family="'Noto Nastaliq Urdu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1" svg:font-family="'Noto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0" loext:min-decimal-places="0" number:min-integer-digits="3">
        <number:embedded-text number:position="2">.</number:embedded-text>
      </number:number>
    </number:currency-style>
    <number:currency-style style:name="N114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00/00/00</text:date>, <text:time style:data-style-name="N2" text:time-value="09:08:14.282348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09:54:31.329474598</dc:date>
    <meta:editing-duration>PT1H38M39S</meta:editing-duration>
    <meta:editing-cycles>5</meta:editing-cycles>
    <meta:generator>LibreOffice/6.2.1.2$Linux_X86_64 LibreOffice_project/20$Build-2</meta:generator>
    <meta:document-statistic meta:table-count="1" meta:cell-count="147" meta:object-count="0"/>
  </office:meta>
</office:document-meta>
</file>